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3FF99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66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6600"/>
    </style:style>
    <style:style style:name="ce7" style:family="table-cell" style:parent-style-name="Default" style:data-style-name="N0">
      <style:table-cell-properties fo:background-color="#66FFFF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table:style-name="ce1"/>
          <table:table-cell office:value-type="string" table:style-name="ce1">
            <text:p>v, Гц</text:p>
          </table:table-cell>
          <table:table-cell office:value-type="string" table:style-name="ce1">
            <text:p>L_eff,sm</text:p>
          </table:table-cell>
          <table:table-cell table:style-name="ce1"/>
          <table:table-cell office:value-type="string" table:style-name="ce1">
            <text:p>L_real_1, см</text:p>
          </table:table-cell>
          <table:table-cell office:value-type="string" table:style-name="ce1">
            <text:p>L_real_2, см</text:p>
          </table:table-cell>
          <table:table-cell office:value-type="string" table:style-name="ce1">
            <text:p>delta L, см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O</text:p>
          </table:table-cell>
          <table:table-cell office:value-type="float" office:value="261" table:style-name="ce2">
            <text:p>261</text:p>
          </table:table-cell>
          <table:table-cell office:value-type="float" office:value="67" table:formula="of:=ROUND([.$A$19]*100/(2*[.B2]);1)" table:style-name="ce3">
            <text:p>67</text:p>
          </table:table-cell>
          <table:table-cell table:style-name="ce1"/>
          <table:table-cell office:value-type="float" office:value="66.5" table:style-name="ce4">
            <text:p>66,5</text:p>
          </table:table-cell>
          <table:table-cell office:value-type="float" office:value="65.7" table:formula="of:=[.E2]-0.8" table:style-name="ce3">
            <text:p>65,7</text:p>
          </table:table-cell>
          <table:table-cell office:value-type="float" office:value="1.2999999999999972" table:formula="of:=[.C2]-[.F2]" table:style-name="ce2">
            <text:p>1,3</text:p>
          </table:table-cell>
          <table:table-cell table:style-name="ce1"/>
          <table:table-cell office:value-type="float" office:value="261" table:formula="of:=[.B2]" table:style-name="ce5">
            <text:p>261</text:p>
          </table:table-cell>
          <table:table-cell office:value-type="float" office:value="0.34600000000000003" table:formula="of:=34.6/100" table:style-name="ce2">
            <text:p>0,346</text:p>
          </table:table-cell>
          <table:table-cell office:value-type="float" office:value="3.8314176245210726E-3" table:formula="of:=1/[.I2]" table:style-name="ce1">
            <text:p>0,003831418</text:p>
          </table:table-cell>
          <table:table-cell table:style-name="ce1"/>
          <table:table-cell office:value-type="float" office:value="0.65700000000000003" table:formula="of:=[.F2]/100" table:style-name="ce1">
            <text:p>0,65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DO#</text:p>
          </table:table-cell>
          <table:table-cell office:value-type="float" office:value="278" table:style-name="ce2">
            <text:p>278</text:p>
          </table:table-cell>
          <table:table-cell office:value-type="float" office:value="62.9" table:formula="of:=ROUND([.$A$19]*100/(2*[.B3]);1)" table:style-name="ce3">
            <text:p>62,9</text:p>
          </table:table-cell>
          <table:table-cell table:style-name="ce1"/>
          <table:table-cell office:value-type="float" office:value="62.5" table:style-name="ce4">
            <text:p>62,5</text:p>
          </table:table-cell>
          <table:table-cell office:value-type="float" office:value="61.7" table:formula="of:=[.E3]-0.8" table:style-name="ce3">
            <text:p>61,7</text:p>
          </table:table-cell>
          <table:table-cell office:value-type="float" office:value="1.1999999999999957" table:formula="of:=[.C3]-[.F3]" table:style-name="ce2">
            <text:p>1,2</text:p>
          </table:table-cell>
          <table:table-cell table:style-name="ce1"/>
          <table:table-cell office:value-type="float" office:value="278" table:formula="of:=[.B3]" table:style-name="ce5">
            <text:p>278</text:p>
          </table:table-cell>
          <table:table-cell office:value-type="float" office:value="0.36700000000000005" table:formula="of:=36.7/100" table:style-name="ce2">
            <text:p>0,367</text:p>
          </table:table-cell>
          <table:table-cell office:value-type="float" office:value="3.5971223021582736E-3" table:formula="of:=1/[.I3]" table:style-name="ce1">
            <text:p>0,003597122</text:p>
          </table:table-cell>
          <table:table-cell table:style-name="ce1"/>
          <table:table-cell office:value-type="float" office:value="0.61699999999999999" table:formula="of:=[.F3]/100" table:style-name="ce1">
            <text:p>0,61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E</text:p>
          </table:table-cell>
          <table:table-cell office:value-type="float" office:value="293" table:style-name="ce2">
            <text:p>293</text:p>
          </table:table-cell>
          <table:table-cell office:value-type="float" office:value="59.7" table:formula="of:=ROUND([.$A$19]*100/(2*[.B4]);1)" table:style-name="ce3">
            <text:p>59,7</text:p>
          </table:table-cell>
          <table:table-cell table:style-name="ce1"/>
          <table:table-cell office:value-type="float" office:value="59.2" table:style-name="ce4">
            <text:p>59,2</text:p>
          </table:table-cell>
          <table:table-cell office:value-type="float" office:value="58.400000000000006" table:formula="of:=[.E4]-0.8" table:style-name="ce3">
            <text:p>58,4</text:p>
          </table:table-cell>
          <table:table-cell office:value-type="float" office:value="1.2999999999999972" table:formula="of:=[.C4]-[.F4]" table:style-name="ce2">
            <text:p>1,3</text:p>
          </table:table-cell>
          <table:table-cell table:style-name="ce1"/>
          <table:table-cell office:value-type="float" office:value="293" table:formula="of:=[.B4]" table:style-name="ce5">
            <text:p>293</text:p>
          </table:table-cell>
          <table:table-cell office:value-type="float" office:value="0.38900000000000001" table:formula="of:=38.9/100" table:style-name="ce2">
            <text:p>0,389</text:p>
          </table:table-cell>
          <table:table-cell office:value-type="float" office:value="3.4129692832764505E-3" table:formula="of:=1/[.I4]" table:style-name="ce1">
            <text:p>0,003412969</text:p>
          </table:table-cell>
          <table:table-cell table:style-name="ce1"/>
          <table:table-cell office:value-type="float" office:value="0.58400000000000007" table:formula="of:=[.F4]/100" table:style-name="ce1">
            <text:p>0,58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E#</text:p>
          </table:table-cell>
          <table:table-cell office:value-type="float" office:value="311" table:style-name="ce2">
            <text:p>311</text:p>
          </table:table-cell>
          <table:table-cell office:value-type="float" office:value="56.3" table:formula="of:=ROUND([.$A$19]*100/(2*[.B5]);1)" table:style-name="ce3">
            <text:p>56,3</text:p>
          </table:table-cell>
          <table:table-cell table:style-name="ce1"/>
          <table:table-cell office:value-type="float" office:value="55.8" table:style-name="ce4">
            <text:p>55,8</text:p>
          </table:table-cell>
          <table:table-cell office:value-type="float" office:value="55" table:formula="of:=[.E5]-0.8" table:style-name="ce3">
            <text:p>55</text:p>
          </table:table-cell>
          <table:table-cell office:value-type="float" office:value="1.2999999999999972" table:formula="of:=[.C5]-[.F5]" table:style-name="ce2">
            <text:p>1,3</text:p>
          </table:table-cell>
          <table:table-cell table:style-name="ce1"/>
          <table:table-cell office:value-type="float" office:value="311" table:formula="of:=[.B5]" table:style-name="ce5">
            <text:p>311</text:p>
          </table:table-cell>
          <table:table-cell office:value-type="float" office:value="0.41200000000000003" table:formula="of:=41.2/100" table:style-name="ce2">
            <text:p>0,412</text:p>
          </table:table-cell>
          <table:table-cell office:value-type="float" office:value="3.2154340836012861E-3" table:formula="of:=1/[.I5]" table:style-name="ce1">
            <text:p>0,003215434</text:p>
          </table:table-cell>
          <table:table-cell table:style-name="ce1"/>
          <table:table-cell office:value-type="float" office:value="0.55000000000000004" table:formula="of:=[.F5]/100" table:style-name="ce1">
            <text:p>0,5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I</text:p>
          </table:table-cell>
          <table:table-cell office:value-type="float" office:value="329" table:style-name="ce2">
            <text:p>329</text:p>
          </table:table-cell>
          <table:table-cell office:value-type="float" office:value="53.2" table:formula="of:=ROUND([.$A$19]*100/(2*[.B6]);1)" table:style-name="ce3">
            <text:p>53,2</text:p>
          </table:table-cell>
          <table:table-cell table:style-name="ce1"/>
          <table:table-cell office:value-type="float" office:value="52.8" table:style-name="ce4">
            <text:p>52,8</text:p>
          </table:table-cell>
          <table:table-cell office:value-type="float" office:value="52" table:formula="of:=[.E6]-0.8" table:style-name="ce3">
            <text:p>52</text:p>
          </table:table-cell>
          <table:table-cell office:value-type="float" office:value="1.2000000000000028" table:formula="of:=[.C6]-[.F6]" table:style-name="ce2">
            <text:p>1,2</text:p>
          </table:table-cell>
          <table:table-cell table:style-name="ce1"/>
          <table:table-cell office:value-type="float" office:value="329" table:formula="of:=[.B6]" table:style-name="ce5">
            <text:p>329</text:p>
          </table:table-cell>
          <table:table-cell office:value-type="float" office:value="0.436" table:formula="of:=43.6/100" table:style-name="ce2">
            <text:p>0,436</text:p>
          </table:table-cell>
          <table:table-cell office:value-type="float" office:value="3.0395136778115501E-3" table:formula="of:=1/[.I6]" table:style-name="ce1">
            <text:p>0,003039514</text:p>
          </table:table-cell>
          <table:table-cell table:style-name="ce1"/>
          <table:table-cell office:value-type="float" office:value="0.52" table:formula="of:=[.F6]/100" table:style-name="ce1">
            <text:p>0,5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A</text:p>
          </table:table-cell>
          <table:table-cell office:value-type="float" office:value="349" table:style-name="ce2">
            <text:p>349</text:p>
          </table:table-cell>
          <table:table-cell office:value-type="float" office:value="50.1" table:formula="of:=ROUND([.$A$19]*100/(2*[.B7]);1)" table:style-name="ce3">
            <text:p>50,1</text:p>
          </table:table-cell>
          <table:table-cell table:style-name="ce1"/>
          <table:table-cell office:value-type="float" office:value="49.8" table:style-name="ce4">
            <text:p>49,8</text:p>
          </table:table-cell>
          <table:table-cell office:value-type="float" office:value="49" table:formula="of:=[.E7]-0.8" table:style-name="ce3">
            <text:p>49</text:p>
          </table:table-cell>
          <table:table-cell office:value-type="float" office:value="1.1000000000000014" table:formula="of:=[.C7]-[.F7]" table:style-name="ce2">
            <text:p>1,1</text:p>
          </table:table-cell>
          <table:table-cell table:style-name="ce1"/>
          <table:table-cell office:value-type="float" office:value="349" table:formula="of:=[.B7]" table:style-name="ce5">
            <text:p>349</text:p>
          </table:table-cell>
          <table:table-cell office:value-type="float" office:value="0.46399999999999997" table:formula="of:=46.4/100" table:style-name="ce2">
            <text:p>0,464</text:p>
          </table:table-cell>
          <table:table-cell office:value-type="float" office:value="2.8653295128939827E-3" table:formula="of:=1/[.I7]" table:style-name="ce1">
            <text:p>0,00286533</text:p>
          </table:table-cell>
          <table:table-cell table:style-name="ce1"/>
          <table:table-cell office:value-type="float" office:value="0.49" table:formula="of:=[.F7]/100" table:style-name="ce1">
            <text:p>0,4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A#</text:p>
          </table:table-cell>
          <table:table-cell office:value-type="float" office:value="369" table:style-name="ce2">
            <text:p>369</text:p>
          </table:table-cell>
          <table:table-cell office:value-type="float" office:value="47.4" table:formula="of:=ROUND([.$A$19]*100/(2*[.B8]);1)" table:style-name="ce3">
            <text:p>47,4</text:p>
          </table:table-cell>
          <table:table-cell table:style-name="ce1"/>
          <table:table-cell office:value-type="float" office:value="47.2" table:style-name="ce4">
            <text:p>47,2</text:p>
          </table:table-cell>
          <table:table-cell office:value-type="float" office:value="46.400000000000006" table:formula="of:=[.E8]-0.8" table:style-name="ce3">
            <text:p>46,4</text:p>
          </table:table-cell>
          <table:table-cell office:value-type="float" office:value="0.99999999999999289" table:formula="of:=[.C8]-[.F8]" table:style-name="ce2">
            <text:p>1</text:p>
          </table:table-cell>
          <table:table-cell table:style-name="ce1"/>
          <table:table-cell office:value-type="float" office:value="369" table:formula="of:=[.B8]" table:style-name="ce5">
            <text:p>369</text:p>
          </table:table-cell>
          <table:table-cell office:value-type="float" office:value="0.49" table:formula="of:=49/100" table:style-name="ce2">
            <text:p>0,49</text:p>
          </table:table-cell>
          <table:table-cell office:value-type="float" office:value="2.7100271002710027E-3" table:formula="of:=1/[.I8]" table:style-name="ce1">
            <text:p>0,002710027</text:p>
          </table:table-cell>
          <table:table-cell table:style-name="ce1"/>
          <table:table-cell office:value-type="float" office:value="0.46400000000000008" table:formula="of:=[.F8]/100" table:style-name="ce1">
            <text:p>0,46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OL</text:p>
          </table:table-cell>
          <table:table-cell office:value-type="float" office:value="392" table:style-name="ce2">
            <text:p>392</text:p>
          </table:table-cell>
          <table:table-cell office:value-type="float" office:value="44.6" table:formula="of:=ROUND([.$A$19]*100/(2*[.B9]);1)" table:style-name="ce3">
            <text:p>44,6</text:p>
          </table:table-cell>
          <table:table-cell table:style-name="ce1"/>
          <table:table-cell office:value-type="float" office:value="44.4" table:style-name="ce4">
            <text:p>44,4</text:p>
          </table:table-cell>
          <table:table-cell office:value-type="float" office:value="43.6" table:formula="of:=[.E9]-0.8" table:style-name="ce3">
            <text:p>43,6</text:p>
          </table:table-cell>
          <table:table-cell office:value-type="float" office:value="1" table:formula="of:=[.C9]-[.F9]" table:style-name="ce2">
            <text:p>1</text:p>
          </table:table-cell>
          <table:table-cell table:style-name="ce1"/>
          <table:table-cell office:value-type="float" office:value="392" table:formula="of:=[.B9]" table:style-name="ce5">
            <text:p>392</text:p>
          </table:table-cell>
          <table:table-cell office:value-type="float" office:value="0.52" table:formula="of:=52/100" table:style-name="ce2">
            <text:p>0,52</text:p>
          </table:table-cell>
          <table:table-cell office:value-type="float" office:value="2.5510204081632651E-3" table:formula="of:=1/[.I9]" table:style-name="ce1">
            <text:p>0,00255102</text:p>
          </table:table-cell>
          <table:table-cell table:style-name="ce1"/>
          <table:table-cell office:value-type="float" office:value="0.436" table:formula="of:=[.F9]/100" table:style-name="ce1">
            <text:p>0,43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OL#</text:p>
          </table:table-cell>
          <table:table-cell office:value-type="float" office:value="414" table:style-name="ce2">
            <text:p>414</text:p>
          </table:table-cell>
          <table:table-cell office:value-type="float" office:value="42.3" table:formula="of:=ROUND([.$A$19]*100/(2*[.B10]);1)" table:style-name="ce3">
            <text:p>42,3</text:p>
          </table:table-cell>
          <table:table-cell table:style-name="ce1"/>
          <table:table-cell office:value-type="float" office:value="42" table:style-name="ce4">
            <text:p>42</text:p>
          </table:table-cell>
          <table:table-cell office:value-type="float" office:value="41.2" table:formula="of:=[.E10]-0.8" table:style-name="ce3">
            <text:p>41,2</text:p>
          </table:table-cell>
          <table:table-cell office:value-type="float" office:value="1.0999999999999943" table:formula="of:=[.C10]-[.F10]" table:style-name="ce2">
            <text:p>1,1</text:p>
          </table:table-cell>
          <table:table-cell table:style-name="ce1"/>
          <table:table-cell office:value-type="float" office:value="414" table:formula="of:=[.B10]" table:style-name="ce5">
            <text:p>414</text:p>
          </table:table-cell>
          <table:table-cell office:value-type="float" office:value="0.55000000000000004" table:formula="of:=55/100" table:style-name="ce2">
            <text:p>0,55</text:p>
          </table:table-cell>
          <table:table-cell office:value-type="float" office:value="2.4154589371980675E-3" table:formula="of:=1/[.I10]" table:style-name="ce1">
            <text:p>0,002415459</text:p>
          </table:table-cell>
          <table:table-cell table:style-name="ce1"/>
          <table:table-cell office:value-type="float" office:value="0.41200000000000003" table:formula="of:=[.F10]/100" table:style-name="ce1">
            <text:p>0,4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A</text:p>
          </table:table-cell>
          <table:table-cell office:value-type="float" office:value="440" table:style-name="ce2">
            <text:p>440</text:p>
          </table:table-cell>
          <table:table-cell office:value-type="float" office:value="39.799999999999997" table:formula="of:=ROUND([.$A$19]*100/(2*[.B11]);1)" table:style-name="ce3">
            <text:p>39,8</text:p>
          </table:table-cell>
          <table:table-cell table:style-name="ce1"/>
          <table:table-cell office:value-type="float" office:value="39.700000000000003" table:style-name="ce4">
            <text:p>39,7</text:p>
          </table:table-cell>
          <table:table-cell office:value-type="float" office:value="38.900000000000006" table:formula="of:=[.E11]-0.8" table:style-name="ce3">
            <text:p>38,9</text:p>
          </table:table-cell>
          <table:table-cell office:value-type="float" office:value="0.89999999999999147" table:formula="of:=[.C11]-[.F11]" table:style-name="ce2">
            <text:p>0,9</text:p>
          </table:table-cell>
          <table:table-cell table:style-name="ce1"/>
          <table:table-cell office:value-type="float" office:value="440" table:formula="of:=[.B11]" table:style-name="ce5">
            <text:p>440</text:p>
          </table:table-cell>
          <table:table-cell office:value-type="float" office:value="0.58399999999999996" table:formula="of:=58.4/100" table:style-name="ce2">
            <text:p>0,584</text:p>
          </table:table-cell>
          <table:table-cell office:value-type="float" office:value="2.2727272727272726E-3" table:formula="of:=1/[.I11]" table:style-name="ce1">
            <text:p>0,002272727</text:p>
          </table:table-cell>
          <table:table-cell table:style-name="ce1"/>
          <table:table-cell office:value-type="float" office:value="0.38900000000000007" table:formula="of:=[.F11]/100" table:style-name="ce1">
            <text:p>0,38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A#</text:p>
          </table:table-cell>
          <table:table-cell office:value-type="float" office:value="465" table:style-name="ce2">
            <text:p>465</text:p>
          </table:table-cell>
          <table:table-cell office:value-type="float" office:value="37.6" table:formula="of:=ROUND([.$A$19]*100/(2*[.B12]);1)" table:style-name="ce3">
            <text:p>37,6</text:p>
          </table:table-cell>
          <table:table-cell table:style-name="ce1"/>
          <table:table-cell office:value-type="float" office:value="37.5" table:style-name="ce4">
            <text:p>37,5</text:p>
          </table:table-cell>
          <table:table-cell office:value-type="float" office:value="36.700000000000003" table:formula="of:=[.E12]-0.8" table:style-name="ce3">
            <text:p>36,7</text:p>
          </table:table-cell>
          <table:table-cell office:value-type="float" office:value="0.89999999999999858" table:formula="of:=[.C12]-[.F12]" table:style-name="ce2">
            <text:p>0,9</text:p>
          </table:table-cell>
          <table:table-cell table:style-name="ce1"/>
          <table:table-cell office:value-type="float" office:value="465" table:formula="of:=[.B12]" table:style-name="ce5">
            <text:p>465</text:p>
          </table:table-cell>
          <table:table-cell office:value-type="float" office:value="0.61699999999999999" table:formula="of:=61.7/100" table:style-name="ce2">
            <text:p>0,617</text:p>
          </table:table-cell>
          <table:table-cell office:value-type="float" office:value="2.1505376344086021E-3" table:formula="of:=1/[.I12]" table:style-name="ce1">
            <text:p>0,002150538</text:p>
          </table:table-cell>
          <table:table-cell table:style-name="ce1"/>
          <table:table-cell office:value-type="float" office:value="0.36700000000000005" table:formula="of:=[.F12]/100" table:style-name="ce1">
            <text:p>0,3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I</text:p>
          </table:table-cell>
          <table:table-cell office:value-type="float" office:value="495" table:style-name="ce2">
            <text:p>495</text:p>
          </table:table-cell>
          <table:table-cell office:value-type="float" office:value="35.4" table:formula="of:=ROUND([.$A$19]*100/(2*[.B13]);1)" table:style-name="ce3">
            <text:p>35,4</text:p>
          </table:table-cell>
          <table:table-cell table:style-name="ce1"/>
          <table:table-cell office:value-type="float" office:value="35.4" table:style-name="ce4">
            <text:p>35,4</text:p>
          </table:table-cell>
          <table:table-cell office:value-type="float" office:value="34.6" table:formula="of:=[.E13]-0.8" table:style-name="ce3">
            <text:p>34,6</text:p>
          </table:table-cell>
          <table:table-cell office:value-type="float" office:value="0.79999999999999716" table:formula="of:=[.C13]-[.F13]" table:style-name="ce2">
            <text:p>0,8</text:p>
          </table:table-cell>
          <table:table-cell table:style-name="ce1"/>
          <table:table-cell office:value-type="float" office:value="495" table:formula="of:=[.B13]" table:style-name="ce5">
            <text:p>495</text:p>
          </table:table-cell>
          <table:table-cell office:value-type="float" office:value="0.65700000000000003" table:formula="of:=65.7/100" table:style-name="ce2">
            <text:p>0,657</text:p>
          </table:table-cell>
          <table:table-cell office:value-type="float" office:value="2.0202020202020202E-3" table:formula="of:=1/[.I13]" table:style-name="ce1">
            <text:p>0,002020202</text:p>
          </table:table-cell>
          <table:table-cell table:style-name="ce1"/>
          <table:table-cell office:value-type="float" office:value="0.34600000000000003" table:formula="of:=[.F13]/100" table:style-name="ce1">
            <text:p>0,346</text:p>
          </table:table-cell>
          <table:table-cell table:number-columns-repeated="16371"/>
        </table:table-row>
        <table:table-row table:style-name="ro1">
          <table:table-cell table:number-columns-repeated="3" table:style-name="ce1"/>
          <table:table-cell office:value-type="string" table:number-columns-spanned="2" table:number-rows-spanned="1" table:style-name="ce7">
            <text:p>От начала флейты</text:p>
          </table:table-cell>
          <table:covered-table-cell/>
          <table:table-cell office:value-type="string" table:style-name="ce2">
            <text:p>С учетом пробки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float" office:value="0.66628352490421461" table:formula="of:=347.8/2/[.I2]" table:style-name="ce1">
            <text:p>0,666283525</text:p>
          </table:table-cell>
          <table:table-cell office:value-type="float" office:value="0.65700000000000003" table:formula="of:=[.F2]/100" table:style-name="ce1">
            <text:p>0,657</text:p>
          </table:table-cell>
          <table:table-cell office:value-type="float" office:value="3.8314176245210726E-3" table:formula="of:=1/[.I2]" table:style-name="ce1">
            <text:p>0,003831418</text:p>
          </table:table-cell>
          <table:table-cell table:style-name="ce1"/>
          <table:table-cell office:value-type="float" office:value="0.66091954022988508" table:formula="of:=345/2/[.I2]" table:style-name="ce1">
            <text:p>0,66091954</text:p>
          </table:table-cell>
          <table:table-cell office:value-type="float" office:value="3.8314176245210726E-3" table:formula="of:=1/[.I2]" table:style-name="ce1">
            <text:p>0,00383141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скор звука, м/с</text:p>
          </table:table-cell>
          <table:table-cell table:number-columns-repeated="2" table:style-name="ce1"/>
          <table:table-cell office:value-type="string" table:number-columns-spanned="2" table:number-rows-spanned="1" table:style-name="ce8">
            <text:p>Погрешности</text:p>
          </table:table-cell>
          <table:covered-table-cell/>
          <table:table-cell table:style-name="ce1"/>
          <table:table-cell office:value-type="string" table:style-name="ce6">
            <text:p>c_зв~20*sqrt(T)</text:p>
          </table:table-cell>
          <table:table-cell table:number-columns-repeated="2" table:style-name="ce1"/>
          <table:table-cell office:value-type="float" office:value="0.62553956834532376" table:formula="of:=347.8/2/[.I3]" table:style-name="ce1">
            <text:p>0,625539568</text:p>
          </table:table-cell>
          <table:table-cell office:value-type="float" office:value="0.61699999999999999" table:formula="of:=[.F3]/100" table:style-name="ce1">
            <text:p>0,617</text:p>
          </table:table-cell>
          <table:table-cell office:value-type="float" office:value="3.5971223021582736E-3" table:formula="of:=1/[.I3]" table:style-name="ce1">
            <text:p>0,003597122</text:p>
          </table:table-cell>
          <table:table-cell table:style-name="ce1"/>
          <table:table-cell office:value-type="float" office:value="0.62050359712230219" table:formula="of:=345/2/[.I3]" table:style-name="ce1">
            <text:p>0,620503597</text:p>
          </table:table-cell>
          <table:table-cell office:value-type="float" office:value="3.5971223021582736E-3" table:formula="of:=1/[.I3]" table:style-name="ce1">
            <text:p>0,003597122</text:p>
          </table:table-cell>
          <table:table-cell table:number-columns-repeated="16369"/>
        </table:table-row>
        <table:table-row table:style-name="ro1">
          <table:table-cell office:value-type="float" office:value="350" table:style-name="ce6">
            <text:p>350</text:p>
          </table:table-cell>
          <table:table-cell table:number-columns-repeated="2" table:style-name="ce1"/>
          <table:table-cell office:value-type="string" table:style-name="ce1">
            <text:p>линейки</text:p>
          </table:table-cell>
          <table:table-cell office:value-type="string" table:style-name="ce1">
            <text:p>тюнера</text:p>
          </table:table-cell>
          <table:table-cell table:number-columns-repeated="4" table:style-name="ce1"/>
          <table:table-cell office:value-type="float" office:value="0.59351535836177471" table:formula="of:=347.8/2/[.I4]" table:style-name="ce1">
            <text:p>0,593515358</text:p>
          </table:table-cell>
          <table:table-cell office:value-type="float" office:value="0.58400000000000007" table:formula="of:=[.F4]/100" table:style-name="ce1">
            <text:p>0,584</text:p>
          </table:table-cell>
          <table:table-cell office:value-type="float" office:value="3.4129692832764505E-3" table:formula="of:=1/[.I4]" table:style-name="ce1">
            <text:p>0,003412969</text:p>
          </table:table-cell>
          <table:table-cell table:style-name="ce1"/>
          <table:table-cell office:value-type="float" office:value="0.5887372013651877" table:formula="of:=345/2/[.I4]" table:style-name="ce1">
            <text:p>0,588737201</text:p>
          </table:table-cell>
          <table:table-cell office:value-type="float" office:value="3.4129692832764505E-3" table:formula="of:=1/[.I4]" table:style-name="ce1">
            <text:p>0,003412969</text:p>
          </table:table-cell>
          <table:table-cell table:number-columns-repeated="16369"/>
        </table:table-row>
        <table:table-row table:style-name="ro1">
          <table:table-cell table:number-columns-repeated="3" table:style-name="ce1"/>
          <table:table-cell office:value-type="string" table:style-name="ce1">
            <text:p>1 мм</text:p>
          </table:table-cell>
          <table:table-cell office:value-type="string" table:style-name="ce1">
            <text:p>1 Гц</text:p>
          </table:table-cell>
          <table:table-cell table:number-columns-repeated="4" table:style-name="ce1"/>
          <table:table-cell office:value-type="float" office:value="0.55916398713826365" table:formula="of:=347.8/2/[.I5]" table:style-name="ce1">
            <text:p>0,559163987</text:p>
          </table:table-cell>
          <table:table-cell office:value-type="float" office:value="0.55000000000000004" table:formula="of:=[.F5]/100" table:style-name="ce1">
            <text:p>0,55</text:p>
          </table:table-cell>
          <table:table-cell office:value-type="float" office:value="3.2154340836012861E-3" table:formula="of:=1/[.I5]" table:style-name="ce1">
            <text:p>0,003215434</text:p>
          </table:table-cell>
          <table:table-cell table:style-name="ce1"/>
          <table:table-cell office:value-type="float" office:value="0.55466237942122187" table:formula="of:=345/2/[.I5]" table:style-name="ce1">
            <text:p>0,554662379</text:p>
          </table:table-cell>
          <table:table-cell office:value-type="float" office:value="3.2154340836012861E-3" table:formula="of:=1/[.I5]" table:style-name="ce1">
            <text:p>0,003215434</text:p>
          </table:table-cell>
          <table:table-cell table:number-columns-repeated="16369"/>
        </table:table-row>
        <table:table-row table:style-name="ro1">
          <table:table-cell table:number-columns-repeated="9" table:style-name="ce1"/>
          <table:table-cell office:value-type="float" office:value="0.52857142857142858" table:formula="of:=347.8/2/[.I6]" table:style-name="ce1">
            <text:p>0,528571429</text:p>
          </table:table-cell>
          <table:table-cell office:value-type="float" office:value="0.52" table:formula="of:=[.F6]/100" table:style-name="ce1">
            <text:p>0,52</text:p>
          </table:table-cell>
          <table:table-cell office:value-type="float" office:value="3.0395136778115501E-3" table:formula="of:=1/[.I6]" table:style-name="ce1">
            <text:p>0,003039514</text:p>
          </table:table-cell>
          <table:table-cell table:style-name="ce1"/>
          <table:table-cell office:value-type="float" office:value="0.5243161094224924" table:formula="of:=345/2/[.I6]" table:style-name="ce1">
            <text:p>0,524316109</text:p>
          </table:table-cell>
          <table:table-cell office:value-type="float" office:value="3.0395136778115501E-3" table:formula="of:=1/[.I6]" table:style-name="ce1">
            <text:p>0,003039514</text:p>
          </table:table-cell>
          <table:table-cell table:number-columns-repeated="16369"/>
        </table:table-row>
        <table:table-row table:style-name="ro1">
          <table:table-cell table:number-columns-repeated="9" table:style-name="ce1"/>
          <table:table-cell office:value-type="float" office:value="0.49828080229226362" table:formula="of:=347.8/2/[.I7]" table:style-name="ce1">
            <text:p>0,498280802</text:p>
          </table:table-cell>
          <table:table-cell office:value-type="float" office:value="0.49" table:formula="of:=[.F7]/100" table:style-name="ce1">
            <text:p>0,49</text:p>
          </table:table-cell>
          <table:table-cell office:value-type="float" office:value="2.8653295128939827E-3" table:formula="of:=1/[.I7]" table:style-name="ce1">
            <text:p>0,00286533</text:p>
          </table:table-cell>
          <table:table-cell table:style-name="ce1"/>
          <table:table-cell office:value-type="float" office:value="0.49426934097421205" table:formula="of:=345/2/[.I7]" table:style-name="ce1">
            <text:p>0,494269341</text:p>
          </table:table-cell>
          <table:table-cell office:value-type="float" office:value="2.8653295128939827E-3" table:formula="of:=1/[.I7]" table:style-name="ce1">
            <text:p>0,00286533</text:p>
          </table:table-cell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9">
            <text:p>L измеренное от амбушюра</text:p>
          </table:table-cell>
          <table:covered-table-cell/>
          <table:table-cell table:number-columns-repeated="7" table:style-name="ce1"/>
          <table:table-cell office:value-type="float" office:value="0.47127371273712737" table:formula="of:=347.8/2/[.I8]" table:style-name="ce1">
            <text:p>0,471273713</text:p>
          </table:table-cell>
          <table:table-cell office:value-type="float" office:value="0.46400000000000008" table:formula="of:=[.F8]/100" table:style-name="ce1">
            <text:p>0,464</text:p>
          </table:table-cell>
          <table:table-cell office:value-type="float" office:value="2.7100271002710027E-3" table:formula="of:=1/[.I8]" table:style-name="ce1">
            <text:p>0,002710027</text:p>
          </table:table-cell>
          <table:table-cell table:style-name="ce1"/>
          <table:table-cell office:value-type="float" office:value="0.46747967479674796" table:formula="of:=345/2/[.I8]" table:style-name="ce1">
            <text:p>0,467479675</text:p>
          </table:table-cell>
          <table:table-cell office:value-type="float" office:value="2.7100271002710027E-3" table:formula="of:=1/[.I8]" table:style-name="ce1">
            <text:p>0,00271002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От начала</text:p>
          </table:table-cell>
          <table:table-cell office:value-type="string" table:style-name="ce1">
            <text:p>От середины</text:p>
          </table:table-cell>
          <table:table-cell table:number-columns-repeated="7" table:style-name="ce1"/>
          <table:table-cell office:value-type="float" office:value="0.44362244897959185" table:formula="of:=347.8/2/[.I9]" table:style-name="ce1">
            <text:p>0,443622449</text:p>
          </table:table-cell>
          <table:table-cell office:value-type="float" office:value="0.436" table:formula="of:=[.F9]/100" table:style-name="ce1">
            <text:p>0,436</text:p>
          </table:table-cell>
          <table:table-cell office:value-type="float" office:value="2.5510204081632651E-3" table:formula="of:=1/[.I9]" table:style-name="ce1">
            <text:p>0,00255102</text:p>
          </table:table-cell>
          <table:table-cell table:style-name="ce1"/>
          <table:table-cell office:value-type="float" office:value="0.44005102040816324" table:formula="of:=345/2/[.I9]" table:style-name="ce1">
            <text:p>0,44005102</text:p>
          </table:table-cell>
          <table:table-cell office:value-type="float" office:value="2.5510204081632651E-3" table:formula="of:=1/[.I9]" table:style-name="ce1">
            <text:p>0,0025510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L_real, sm</text:p>
          </table:table-cell>
          <table:table-cell table:style-name="ce1"/>
          <table:table-cell office:value-type="string" table:style-name="ce1">
            <text:p>L_eff — L_real</text:p>
          </table:table-cell>
          <table:table-cell table:number-columns-repeated="5" table:style-name="ce1"/>
          <table:table-cell office:value-type="float" office:value="0.42004830917874397" table:formula="of:=347.8/2/[.I10]" table:style-name="ce1">
            <text:p>0,420048309</text:p>
          </table:table-cell>
          <table:table-cell office:value-type="float" office:value="0.41200000000000003" table:formula="of:=[.F10]/100" table:style-name="ce1">
            <text:p>0,412</text:p>
          </table:table-cell>
          <table:table-cell office:value-type="float" office:value="2.4154589371980675E-3" table:formula="of:=1/[.I10]" table:style-name="ce1">
            <text:p>0,002415459</text:p>
          </table:table-cell>
          <table:table-cell table:style-name="ce1"/>
          <table:table-cell office:value-type="float" office:value="0.41666666666666669" table:formula="of:=345/2/[.I10]" table:style-name="ce1">
            <text:p>0,416666667</text:p>
          </table:table-cell>
          <table:table-cell office:value-type="float" office:value="2.4154589371980675E-3" table:formula="of:=1/[.I10]" table:style-name="ce1">
            <text:p>0,002415459</text:p>
          </table:table-cell>
          <table:table-cell table:number-columns-repeated="1636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9.4" table:formula="of:=[.A26]-0.6" table:style-name="ce1">
            <text:p>59,4</text:p>
          </table:table-cell>
          <table:table-cell table:style-name="ce1"/>
          <table:table-cell office:value-type="float" office:value="7.6000000000000014" table:formula="of:=[.C2]-[.B26]" table:style-name="ce1">
            <text:p>7,6</text:p>
          </table:table-cell>
          <table:table-cell table:number-columns-repeated="5" table:style-name="ce1"/>
          <table:table-cell office:value-type="float" office:value="0.39522727272727276" table:formula="of:=347.8/2/[.I11]" table:style-name="ce1">
            <text:p>0,395227273</text:p>
          </table:table-cell>
          <table:table-cell office:value-type="float" office:value="0.38900000000000007" table:formula="of:=[.F11]/100" table:style-name="ce1">
            <text:p>0,389</text:p>
          </table:table-cell>
          <table:table-cell office:value-type="float" office:value="2.2727272727272726E-3" table:formula="of:=1/[.I11]" table:style-name="ce1">
            <text:p>0,002272727</text:p>
          </table:table-cell>
          <table:table-cell table:style-name="ce1"/>
          <table:table-cell office:value-type="float" office:value="0.39204545454545453" table:formula="of:=345/2/[.I11]" table:style-name="ce1">
            <text:p>0,392045455</text:p>
          </table:table-cell>
          <table:table-cell office:value-type="float" office:value="2.2727272727272726E-3" table:formula="of:=1/[.I11]" table:style-name="ce1">
            <text:p>0,002272727</text:p>
          </table:table-cell>
          <table:table-cell table:number-columns-repeated="16369"/>
        </table:table-row>
        <table:table-row table:style-name="ro1">
          <table:table-cell office:value-type="float" office:value="55.6" table:style-name="ce1">
            <text:p>55,6</text:p>
          </table:table-cell>
          <table:table-cell office:value-type="float" office:value="55" table:formula="of:=[.A27]-0.6" table:style-name="ce1">
            <text:p>55</text:p>
          </table:table-cell>
          <table:table-cell table:style-name="ce1"/>
          <table:table-cell office:value-type="float" office:value="7.8999999999999986" table:formula="of:=[.C3]-[.B27]" table:style-name="ce1">
            <text:p>7,9</text:p>
          </table:table-cell>
          <table:table-cell table:number-columns-repeated="5" table:style-name="ce1"/>
          <table:table-cell office:value-type="float" office:value="0.3739784946236559" table:formula="of:=347.8/2/[.I12]" table:style-name="ce1">
            <text:p>0,373978495</text:p>
          </table:table-cell>
          <table:table-cell office:value-type="float" office:value="0.36700000000000005" table:formula="of:=[.F12]/100" table:style-name="ce1">
            <text:p>0,367</text:p>
          </table:table-cell>
          <table:table-cell office:value-type="float" office:value="2.1505376344086021E-3" table:formula="of:=1/[.I12]" table:style-name="ce1">
            <text:p>0,002150538</text:p>
          </table:table-cell>
          <table:table-cell table:style-name="ce1"/>
          <table:table-cell office:value-type="float" office:value="0.37096774193548387" table:formula="of:=345/2/[.I12]" table:style-name="ce1">
            <text:p>0,370967742</text:p>
          </table:table-cell>
          <table:table-cell office:value-type="float" office:value="2.1505376344086021E-3" table:formula="of:=1/[.I12]" table:style-name="ce1">
            <text:p>0,002150538</text:p>
          </table:table-cell>
          <table:table-cell table:number-columns-repeated="16369"/>
        </table:table-row>
        <table:table-row table:style-name="ro1">
          <table:table-cell office:value-type="float" office:value="52.2" table:style-name="ce1">
            <text:p>52,2</text:p>
          </table:table-cell>
          <table:table-cell office:value-type="float" office:value="51.6" table:formula="of:=[.A28]-0.6" table:style-name="ce1">
            <text:p>51,6</text:p>
          </table:table-cell>
          <table:table-cell table:style-name="ce1"/>
          <table:table-cell office:value-type="float" office:value="8.1000000000000014" table:formula="of:=[.C4]-[.B28]" table:style-name="ce1">
            <text:p>8,1</text:p>
          </table:table-cell>
          <table:table-cell table:number-columns-repeated="5" table:style-name="ce1"/>
          <table:table-cell office:value-type="float" office:value="0.3513131313131313" table:formula="of:=347.8/2/[.I13]" table:style-name="ce1">
            <text:p>0,351313131</text:p>
          </table:table-cell>
          <table:table-cell office:value-type="float" office:value="0.34600000000000003" table:formula="of:=[.F13]/100" table:style-name="ce1">
            <text:p>0,346</text:p>
          </table:table-cell>
          <table:table-cell office:value-type="float" office:value="2.0202020202020202E-3" table:formula="of:=1/[.I13]" table:style-name="ce1">
            <text:p>0,002020202</text:p>
          </table:table-cell>
          <table:table-cell table:style-name="ce1"/>
          <table:table-cell office:value-type="float" office:value="0.34848484848484851" table:formula="of:=345/2/[.I13]" table:style-name="ce1">
            <text:p>0,348484848</text:p>
          </table:table-cell>
          <table:table-cell office:value-type="float" office:value="2.0202020202020202E-3" table:formula="of:=1/[.I13]" table:style-name="ce1">
            <text:p>0,002020202</text:p>
          </table:table-cell>
          <table:table-cell table:number-columns-repeated="16369"/>
        </table:table-row>
        <table:table-row table:style-name="ro1">
          <table:table-cell office:value-type="float" office:value="48.8" table:style-name="ce1">
            <text:p>48,8</text:p>
          </table:table-cell>
          <table:table-cell office:value-type="float" office:value="48.199999999999996" table:formula="of:=[.A29]-0.6" table:style-name="ce1">
            <text:p>48,2</text:p>
          </table:table-cell>
          <table:table-cell table:style-name="ce1"/>
          <table:table-cell office:value-type="float" office:value="8.1000000000000014" table:formula="of:=[.C5]-[.B29]" table:style-name="ce1">
            <text:p>8,1</text:p>
          </table:table-cell>
          <table:table-cell table:number-columns-repeated="16380" table:style-name="ce1"/>
        </table:table-row>
        <table:table-row table:style-name="ro1">
          <table:table-cell office:value-type="float" office:value="45.8" table:style-name="ce1">
            <text:p>45,8</text:p>
          </table:table-cell>
          <table:table-cell office:value-type="float" office:value="45.199999999999996" table:formula="of:=[.A30]-0.6" table:style-name="ce1">
            <text:p>45,2</text:p>
          </table:table-cell>
          <table:table-cell table:style-name="ce1"/>
          <table:table-cell office:value-type="float" office:value="8.0000000000000071" table:formula="of:=[.C6]-[.B30]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42.8" table:style-name="ce1">
            <text:p>42,8</text:p>
          </table:table-cell>
          <table:table-cell office:value-type="float" office:value="42.199999999999996" table:formula="of:=[.A31]-0.6" table:style-name="ce1">
            <text:p>42,2</text:p>
          </table:table-cell>
          <table:table-cell table:style-name="ce1"/>
          <table:table-cell office:value-type="float" office:value="7.9000000000000057" table:formula="of:=[.C7]-[.B31]" table:style-name="ce1">
            <text:p>7,9</text:p>
          </table:table-cell>
          <table:table-cell table:number-columns-repeated="16380" table:style-name="ce1"/>
        </table:table-row>
        <table:table-row table:style-name="ro1">
          <table:table-cell office:value-type="float" office:value="40.1" table:style-name="ce1">
            <text:p>40,1</text:p>
          </table:table-cell>
          <table:table-cell office:value-type="float" office:value="39.5" table:formula="of:=[.A32]-0.6" table:style-name="ce1">
            <text:p>39,5</text:p>
          </table:table-cell>
          <table:table-cell table:style-name="ce1"/>
          <table:table-cell office:value-type="float" office:value="7.8999999999999986" table:formula="of:=[.C8]-[.B32]" table:style-name="ce1">
            <text:p>7,9</text:p>
          </table:table-cell>
          <table:table-cell table:number-columns-repeated="16380" table:style-name="ce1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36.9" table:formula="of:=[.A33]-0.6" table:style-name="ce1">
            <text:p>36,9</text:p>
          </table:table-cell>
          <table:table-cell table:style-name="ce1"/>
          <table:table-cell office:value-type="float" office:value="7.7000000000000028" table:formula="of:=[.C9]-[.B33]" table:style-name="ce1">
            <text:p>7,7</text:p>
          </table:table-cell>
          <table:table-cell table:number-columns-repeated="16380"/>
        </table:table-row>
        <table:table-row table:style-name="ro1">
          <table:table-cell office:value-type="float" office:value="35.200000000000003" table:style-name="ce1">
            <text:p>35,2</text:p>
          </table:table-cell>
          <table:table-cell office:value-type="float" office:value="34.6" table:formula="of:=[.A34]-0.6" table:style-name="ce1">
            <text:p>34,6</text:p>
          </table:table-cell>
          <table:table-cell table:style-name="ce1"/>
          <table:table-cell office:value-type="float" office:value="7.6999999999999957" table:formula="of:=[.C10]-[.B34]" table:style-name="ce1">
            <text:p>7,7</text:p>
          </table:table-cell>
          <table:table-cell table:number-columns-repeated="16380"/>
        </table:table-row>
        <table:table-row table:style-name="ro1">
          <table:table-cell office:value-type="float" office:value="32.799999999999997" table:style-name="ce1">
            <text:p>32,8</text:p>
          </table:table-cell>
          <table:table-cell office:value-type="float" office:value="32.199999999999996" table:formula="of:=[.A35]-0.6" table:style-name="ce1">
            <text:p>32,2</text:p>
          </table:table-cell>
          <table:table-cell table:style-name="ce1"/>
          <table:table-cell office:value-type="float" office:value="7.6000000000000014" table:formula="of:=[.C11]-[.B35]" table:style-name="ce1">
            <text:p>7,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0.4" table:formula="of:=[.A36]-0.6" table:style-name="ce1">
            <text:p>30,4</text:p>
          </table:table-cell>
          <table:table-cell table:style-name="ce1"/>
          <table:table-cell office:value-type="float" office:value="7.2000000000000028" table:formula="of:=[.C12]-[.B36]" table:style-name="ce1">
            <text:p>7,2</text:p>
          </table:table-cell>
          <table:table-cell table:number-columns-repeated="16380"/>
        </table:table-row>
        <table:table-row table:style-name="ro1">
          <table:table-cell office:value-type="float" office:value="28.6" table:style-name="ce1">
            <text:p>28,6</text:p>
          </table:table-cell>
          <table:table-cell office:value-type="float" office:value="28" table:formula="of:=[.A37]-0.6" table:style-name="ce1">
            <text:p>28</text:p>
          </table:table-cell>
          <table:table-cell table:style-name="ce1"/>
          <table:table-cell office:value-type="float" office:value="7.3999999999999986" table:formula="of:=[.C13]-[.B37]" table:style-name="ce1">
            <text:p>7,4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  <table:table table:name="Лист2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126</meta:generator>
    <dc:creator>Антон Хмельницкий</dc:creator>
    <meta:creation-date>2023-12-30T23:36:10Z</meta:creation-date>
    <dc:date>2024-01-14T14:00:58Z</dc:date>
    <meta:editing-cycles>1</meta:editing-cycles>
    <meta:editing-duration>PT131S</meta:editing-duration>
  </office:meta>
</office:document-meta>
</file>